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1300000272C190A5B0F108D202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8cm"/>
    </style:style>
    <style:style style:name="gr3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1.057cm"/>
    </style:style>
    <style:style style:name="gr4" style:family="graphic" style:parent-style-name="objectwithoutfill">
      <style:graphic-properties draw:stroke="solid" draw:stroke-dash="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44cm"/>
    </style:style>
    <style:style style:name="gr8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266cm" fo:min-width="0.025cm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266cm" fo:min-width="0.015cm" fo:padding-top="0.15cm" fo:padding-bottom="0.15cm" fo:padding-left="0.275cm" fo:padding-right="0.275cm"/>
    </style:style>
    <style:style style:name="gr10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Ultrafine_20_Dashed" svg:stroke-width="0.106cm" draw:marker-start="Arrowheads_20_1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dash" draw:stroke-dash="Ultrafine_20_Dashed" svg:stroke-width="0.106cm" svg:stroke-color="#000000" draw:marker-start="Symmetric_20_Arrow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width="0.035cm" svg:stroke-color="#000000" draw:marker-start="Symmetric_20_Arrow" draw:marker-start-width="0.253cm" draw:marker-end-width="0.253cm" draw:textarea-vertical-align="middle" fo:padding-top="0.143cm" fo:padding-bottom="0.143cm" fo:padding-left="0.268cm" fo:padding-right="0.268cm"/>
    </style:style>
    <style:style style:name="gr15" style:family="graphic" style:parent-style-name="standard">
      <style:graphic-properties svg:stroke-width="0.035cm" svg:stroke-color="#000000" draw:marker-start-width="0.253cm" draw:marker-end="Arrow" draw:marker-end-width="0.253cm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draw:stroke="solid" svg:stroke-width="0.05cm" draw:marker-start="Symmetric_20_Arrow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88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1.882cm"/>
    </style:style>
    <style:style style:name="gr19" style:family="graphic" style:parent-style-name="objectwithoutfill">
      <style:graphic-properties draw:stroke="dash" draw:stroke-dash="Ultra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0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9cm"/>
    </style:style>
    <style:style style:name="gr21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1.919cm"/>
    </style:style>
    <style:style style:name="gr22" style:family="graphic" style:parent-style-name="objectwithoutfill">
      <style:graphic-properties draw:stroke="solid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284cm" fo:min-width="0.026cm" fo:padding-top="0.15cm" fo:padding-bottom="0.15cm" fo:padding-left="0.275cm" fo:padding-right="0.275cm"/>
    </style:style>
    <style:style style:name="gr24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276cm" fo:min-width="0.026cm" fo:padding-top="0.15cm" fo:padding-bottom="0.15cm" fo:padding-left="0.275cm" fo:padding-right="0.275cm"/>
    </style:style>
    <style:style style:name="gr25" style:family="graphic" style:parent-style-name="standard">
      <style:graphic-properties svg:stroke-width="0.035cm" svg:stroke-color="#000000" draw:marker-start-width="0.253cm" draw:marker-end="Symmetric_20_Arrow" draw:marker-end-width="0.253cm" draw:textarea-vertical-align="middle" fo:padding-top="0.143cm" fo:padding-bottom="0.143cm" fo:padding-left="0.268cm" fo:padding-right="0.26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288cm"/>
    </style:style>
    <style:style style:name="gr27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7cm"/>
    </style:style>
    <style:style style:name="gr28" style:family="graphic" style:parent-style-name="objectwithoutfill">
      <style:graphic-properties draw:stroke="soli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9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draw:stroke="solid" svg:stroke-width="0.035cm" draw:marker-start-width="0.253cm" draw:marker-end="Arrowheads_20_1" draw:marker-end-width="0.253cm" draw:fill="none" draw:textarea-vertical-align="middle" fo:padding-top="0.143cm" fo:padding-bottom="0.143cm" fo:padding-left="0.268cm" fo:padding-right="0.268cm"/>
    </style:style>
    <style:style style:name="gr31" style:family="graphic" style:parent-style-name="objectwithoutfill">
      <style:graphic-properties draw:stroke="dash" draw:stroke-dash="Ultrafine_20_Dashed" svg:stroke-width="0.106cm" draw:marker-start="Arrowheads_20_1" draw:marker-start-width="0.359cm" draw:marker-end="Symmetric_20_Arrow" draw:marker-end-width="0.359cm" draw:fill="none" draw:textarea-vertical-align="middle" fo:padding-top="0.178cm" fo:padding-bottom="0.178cm" fo:padding-left="0.303cm" fo:padding-right="0.303cm"/>
    </style:style>
    <style:style style:name="gr32" style:family="graphic" style:parent-style-name="objectwithoutfill">
      <style:graphic-properties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draw:stroke="dash" draw:stroke-dash="Ultrafine_20_Dashed" svg:stroke-width="0.106cm" draw:marker-start="Symmetric_20_Arrow" draw:marker-start-width="0.358cm" draw:marker-end="Arrowheads_20_1" draw:marker-end-width="0.358cm" draw:fill="none" draw:textarea-vertical-align="middle" fo:padding-top="0.177cm" fo:padding-bottom="0.177cm" fo:padding-left="0.302cm" fo:padding-right="0.302cm"/>
    </style:style>
    <style:style style:name="gr34" style:family="graphic" style:parent-style-name="objectwithoutfill">
      <style:graphic-properties draw:stroke="solid" svg:stroke-width="0.035cm" draw:marker-start="Arrowheads_20_1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objectwithoutfill">
      <style:graphic-properties draw:stroke="dash" draw:stroke-dash="Fine_20_Dashed" draw:fill="none" draw:textarea-vertical-align="middle"/>
    </style:style>
    <style:style style:name="gr37" style:family="graphic" style:parent-style-name="objectwithoutfill">
      <style:graphic-properties draw:stroke="solid" draw:stroke-dash="Ultrafine_20_2_20_Dots_20_3_20_Dashes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6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4cm" fo:min-width="0cm"/>
    </style:style>
    <style:style style:name="gr41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44" style:family="graphic" style:parent-style-name="standard">
      <style:graphic-properties svg:stroke-color="#cccccc" draw:fill-color="#dddddd" draw:textarea-horizontal-align="justify" draw:textarea-vertical-align="middle" draw:auto-grow-height="false" fo:min-height="0.493cm" fo:min-width="0.595cm"/>
    </style:style>
    <style:style style:name="gr45" style:family="graphic" style:parent-style-name="standard">
      <style:graphic-properties svg:stroke-color="#eeeeee" draw:fill="hatch" draw:fill-color="#eeeeee" draw:fill-hatch-name="Black_20_45_20_Degrees_20_Wide" draw:textarea-horizontal-align="justify" draw:textarea-vertical-align="middle" draw:auto-grow-height="false" fo:min-height="5.75cm" fo:min-width="5.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26cm"/>
    </style:style>
    <style:style style:name="gr4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4.0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margin-left="0.9cm" fo:margin-right="0cm" fo:text-align="center" fo:text-indent="0cm"/>
    </style:style>
    <style:style style:name="P8" style:family="paragraph">
      <loext:graphic-properties draw:fill="none"/>
      <style:paragraph-properties fo:margin-left="0.9cm" fo:margin-right="0cm" fo:text-align="center" fo:text-indent="0cm"/>
      <style:text-properties fo:font-size="10pt" style:font-size-asian="10pt" style:font-size-complex="10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line-height="0.7cm" fo:text-align="center"/>
    </style:style>
    <style:style style:name="P11" style:family="paragraph">
      <style:paragraph-properties fo:line-height="0.7cm" fo:text-align="center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18pt"/>
    </style:style>
    <style:style style:name="P16" style:family="paragraph">
      <loext:graphic-properties draw:fill="none" draw:fill-color="#ffffff"/>
      <style:paragraph-properties fo:text-align="end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P17" style:family="paragraph">
      <loext:graphic-properties draw:fill="hatch" draw:fill-color="#eeeeee" draw:fill-hatch-name="Black_20_45_20_Degrees_20_Wide"/>
      <style:paragraph-properties fo:text-align="center"/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text-properties fo:font-size="14pt" style:text-underline-style="solid" style:text-underline-width="auto" style:text-underline-color="font-color" style:font-size-asian="14pt" style:font-size-complex="14pt"/>
    </style:style>
    <style:style style:name="P19" style:family="paragraph">
      <loext:graphic-properties draw:fill="solid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8pt" fo:font-style="italic" style:font-size-asian="8pt" style:font-style-asian="italic" style:font-size-complex="8pt" style:font-style-complex="italic"/>
    </style:style>
    <style:style style:name="T7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9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81cm" svg:height="1.156cm" draw:transform="rotate (1.28072260511344) translate (19.4cm 20.04cm)">
          <draw:image xlink:href="Pictures/100000000000021300000272C190A5B0F108D202.jpg" xlink:type="simple" xlink:show="embed" xlink:actuate="onLoad">
            <text:p/>
          </draw:image>
        </draw:frame>
        <draw:custom-shape draw:style-name="gr2" draw:text-style-name="P3" draw:layer="layout" svg:width="1.3cm" svg:height="1.2cm" svg:x="17.701cm" svg:y="16.9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cm" svg:height="1.2cm" svg:x="7.001cm" svg:y="16.9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57cm" svg:height="1.2cm" draw:transform="rotate (0.785398163397448) translate (2.776cm 3.476cm)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cm" svg:y1="16.519cm" svg:x2="19cm" svg:y2="7.119cm">
          <text:p/>
        </draw:line>
        <draw:line draw:style-name="gr5" draw:text-style-name="P1" draw:layer="layout" svg:x1="15cm" svg:y1="9.119cm" svg:x2="15cm" svg:y2="12.6cm">
          <text:p/>
        </draw:line>
        <draw:line draw:style-name="gr5" draw:text-style-name="P1" draw:layer="layout" svg:x1="15cm" svg:y1="12.619cm" svg:x2="17.7cm" svg:y2="12.619cm">
          <text:p/>
        </draw:line>
        <draw:line draw:style-name="gr6" draw:text-style-name="P1" draw:layer="layout" svg:x1="7cm" svg:y1="20.59cm" svg:x2="7cm" svg:y2="16.519cm">
          <text:p/>
        </draw:line>
        <draw:line draw:style-name="gr6" draw:text-style-name="P1" draw:layer="layout" svg:x1="19cm" svg:y1="20.59cm" svg:x2="19cm" svg:y2="16.519cm">
          <text:p/>
        </draw:line>
        <draw:line draw:style-name="gr5" draw:text-style-name="P1" draw:layer="layout" svg:x1="15cm" svg:y1="9.119cm" svg:x2="16.5cm" svg:y2="7.619cm">
          <text:p/>
        </draw:line>
        <draw:line draw:style-name="gr6" draw:text-style-name="P1" draw:layer="layout" svg:x1="1.3cm" svg:y1="18.619cm" svg:x2="1.3cm" svg:y2="14.919cm">
          <text:p/>
        </draw:line>
        <draw:line draw:style-name="gr6" draw:text-style-name="P1" draw:layer="layout" svg:x1="7cm" svg:y1="7.119cm" svg:x2="3.8cm" svg:y2="7.119cm">
          <text:p/>
        </draw:line>
        <draw:line draw:style-name="gr6" draw:text-style-name="P1" draw:layer="layout" svg:x1="3.8cm" svg:y1="7.119cm" svg:x2="1.3cm" svg:y2="14.919cm">
          <text:p/>
        </draw:line>
        <draw:line draw:style-name="gr6" draw:text-style-name="P1" draw:layer="layout" svg:x1="2.352cm" svg:y1="17.243cm" svg:x2="2.352cm" svg:y2="16.243cm">
          <text:p/>
        </draw:line>
        <draw:line draw:style-name="gr6" draw:text-style-name="P1" draw:layer="layout" svg:x1="5.8cm" svg:y1="15.319cm" svg:x2="2.352cm" svg:y2="16.243cm">
          <text:p/>
        </draw:line>
        <draw:line draw:style-name="gr6" draw:text-style-name="P1" draw:layer="layout" svg:x1="1.329cm" svg:y1="18.619cm" svg:x2="1.857cm" svg:y2="20.59cm">
          <text:p/>
        </draw:line>
        <draw:line draw:style-name="gr5" draw:text-style-name="P1" draw:layer="layout" svg:x1="17.7cm" svg:y1="12.619cm" svg:x2="18.5cm" svg:y2="11.819cm">
          <text:p/>
        </draw:line>
        <draw:line draw:style-name="gr5" draw:text-style-name="P1" draw:layer="layout" svg:x1="16.5cm" svg:y1="7.619cm" svg:x2="18.5cm" svg:y2="7.619cm">
          <text:p/>
        </draw:line>
        <draw:line draw:style-name="gr5" draw:text-style-name="P1" draw:layer="layout" svg:x1="18.5cm" svg:y1="11.8cm" svg:x2="18.5cm" svg:y2="7.619cm">
          <text:p/>
        </draw:line>
        <draw:line draw:style-name="gr6" draw:text-style-name="P1" draw:layer="layout" svg:x1="5.8cm" svg:y1="16.319cm" svg:x2="5.8cm" svg:y2="15.319cm">
          <text:p/>
        </draw:line>
        <draw:line draw:style-name="gr4" draw:text-style-name="P1" draw:layer="layout" svg:x1="2.285cm" svg:y1="18.352cm" svg:x2="1.3cm" svg:y2="18.616cm">
          <text:p/>
        </draw:line>
        <draw:line draw:style-name="gr4" draw:text-style-name="P1" draw:layer="layout" svg:x1="16cm" svg:y1="16.519cm" svg:x2="15cm" svg:y2="16.519cm">
          <text:p/>
        </draw:line>
        <draw:line draw:style-name="gr4" draw:text-style-name="P1" draw:layer="layout" svg:x1="11cm" svg:y1="16.519cm" svg:x2="10cm" svg:y2="16.519cm">
          <text:p/>
        </draw:line>
        <draw:line draw:style-name="gr4" draw:text-style-name="P1" draw:layer="layout" svg:x1="8cm" svg:y1="16.519cm" svg:x2="7cm" svg:y2="16.519cm">
          <text:p/>
        </draw:line>
        <draw:line draw:style-name="gr4" draw:text-style-name="P1" draw:layer="layout" svg:x1="19cm" svg:y1="16.519cm" svg:x2="18cm" svg:y2="16.519cm">
          <text:p/>
        </draw:line>
        <draw:line draw:style-name="gr4" draw:text-style-name="P1" draw:layer="layout" svg:x1="8cm" svg:y1="7.119cm" svg:x2="7cm" svg:y2="7.119cm">
          <text:p/>
        </draw:line>
        <draw:line draw:style-name="gr4" draw:text-style-name="P1" draw:layer="layout" svg:x1="11cm" svg:y1="7.119cm" svg:x2="10cm" svg:y2="7.119cm">
          <text:p/>
        </draw:line>
        <draw:line draw:style-name="gr4" draw:text-style-name="P1" draw:layer="layout" svg:x1="16cm" svg:y1="7.119cm" svg:x2="15cm" svg:y2="7.119cm">
          <text:p/>
        </draw:line>
        <draw:line draw:style-name="gr4" draw:text-style-name="P1" draw:layer="layout" svg:x1="19cm" svg:y1="7.119cm" svg:x2="18cm" svg:y2="7.119cm">
          <text:p/>
        </draw:line>
        <draw:line draw:style-name="gr4" draw:text-style-name="P1" draw:layer="layout" svg:x1="6.8cm" svg:y1="9.319cm" svg:x2="6.8cm" svg:y2="8.319cm">
          <text:p/>
        </draw:line>
        <draw:line draw:style-name="gr4" draw:text-style-name="P1" draw:layer="layout" svg:x1="6.8cm" svg:y1="11.919cm" svg:x2="6.8cm" svg:y2="10.919cm">
          <text:p/>
        </draw:line>
        <draw:line draw:style-name="gr4" draw:text-style-name="P1" draw:layer="layout" svg:x1="6.8cm" svg:y1="15.519cm" svg:x2="6.8cm" svg:y2="14.2cm">
          <text:p/>
        </draw:line>
        <draw:line draw:style-name="gr6" draw:text-style-name="P1" draw:layer="layout" svg:x1="6.8cm" svg:y1="16.519cm" svg:x2="7cm" svg:y2="16.519cm">
          <text:p/>
        </draw:line>
        <draw:line draw:style-name="gr4" draw:text-style-name="P1" draw:layer="layout" svg:x1="5.8cm" svg:y1="16.281cm" svg:x2="4.909cm" svg:y2="16.52cm">
          <text:p/>
        </draw:line>
        <draw:line draw:style-name="gr4" draw:text-style-name="P1" draw:layer="layout" svg:x1="3.277cm" svg:y1="16.983cm" svg:x2="2.4cm" svg:y2="17.218cm">
          <text:p/>
        </draw:line>
        <draw:line draw:style-name="gr5" draw:text-style-name="P1" draw:layer="layout" svg:x1="6.442cm" svg:y1="9.919cm" svg:x2="4.6cm" svg:y2="8.374cm">
          <text:p/>
        </draw:line>
        <draw:line draw:style-name="gr5" draw:text-style-name="P1" draw:layer="layout" svg:x1="6.445cm" svg:y1="12.268cm" svg:x2="5.9cm" svg:y2="12.918cm">
          <text:p/>
        </draw:line>
        <draw:line draw:style-name="gr5" draw:text-style-name="P1" draw:layer="layout" svg:x1="5.9cm" svg:y1="12.964cm" svg:x2="4.058cm" svg:y2="11.419cm">
          <text:p/>
        </draw:line>
        <draw:line draw:style-name="gr5" draw:text-style-name="P1" draw:layer="layout" svg:x1="4.588cm" svg:y1="10.748cm" svg:x2="4cm" svg:y2="11.419cm">
          <text:p/>
        </draw:line>
        <draw:line draw:style-name="gr5" draw:text-style-name="P1" draw:layer="layout" svg:x1="6.445cm" svg:y1="9.919cm" svg:x2="5.9cm" svg:y2="10.569cm">
          <text:p/>
        </draw:line>
        <draw:line draw:style-name="gr5" draw:text-style-name="P1" draw:layer="layout" svg:x1="5.842cm" svg:y1="10.564cm" svg:x2="4cm" svg:y2="9.019cm">
          <text:p/>
        </draw:line>
        <draw:line draw:style-name="gr5" draw:text-style-name="P1" draw:layer="layout" svg:x1="4.545cm" svg:y1="8.368cm" svg:x2="4cm" svg:y2="9.018cm">
          <text:p/>
        </draw:line>
        <draw:line draw:style-name="gr4" draw:text-style-name="P1" draw:layer="layout" svg:x1="6.985cm" svg:y1="17.116cm" svg:x2="6cm" svg:y2="17.38cm">
          <text:p/>
        </draw:line>
        <draw:line draw:style-name="gr4" draw:text-style-name="P1" draw:layer="layout" svg:x1="4.685cm" svg:y1="17.716cm" svg:x2="3.7cm" svg:y2="17.98cm">
          <text:p/>
        </draw:line>
        <draw:line draw:style-name="gr4" draw:text-style-name="P1" draw:layer="layout" svg:x1="13.5cm" svg:y1="16.519cm" svg:x2="12.5cm" svg:y2="16.519cm">
          <text:p/>
        </draw:line>
        <draw:line draw:style-name="gr4" draw:text-style-name="P1" draw:layer="layout" svg:x1="13.5cm" svg:y1="7.119cm" svg:x2="12.5cm" svg:y2="7.119cm">
          <text:p/>
        </draw:line>
        <draw:frame draw:style-name="gr7" draw:text-style-name="P5" draw:layer="layout" svg:width="6.344cm" svg:height="1.673cm" svg:x="20.596cm" svg:y="18.9cm">
          <draw:text-box>
            <text:p><text:span text:style-name="T2">Carton template v.1</text:span></text:p>
            <text:p text:style-name="P4"><text:span text:style-name="T3">main part 1/2</text:span></text:p>
          </draw:text-box>
        </draw:frame>
        <draw:custom-shape draw:style-name="gr8" draw:text-style-name="P6" draw:layer="layout" svg:width="0.813cm" svg:height="0.8cm" svg:x="16.587cm" svg:y="18.7cm">
          <text:p text:style-name="P2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99cm" svg:height="0.8cm" svg:x="7.601cm" svg:y="20cm">
          <text:p text:style-name="P2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8" draw:layer="layout" svg:width="0.399cm" svg:height="0.599cm" svg:x="11.501cm" svg:y="6.8cm" svg:viewBox="0 0 400 600" svg:d="M400 600c-400 0-400-300-400-300 0 0 0-300 400-300">
          <text:p text:style-name="P7"><text:span text:style-name="T1">9</text:span></text:p>
        </draw:path>
        <draw:path draw:style-name="gr11" draw:text-style-name="P8" draw:layer="layout" svg:width="0.399cm" svg:height="0.599cm" svg:x="2.901cm" svg:y="17.8cm" svg:viewBox="0 0 400 600" svg:d="M400 600c-400 0-400-300-400-300 0 0 0-300 400-300">
          <text:p text:style-name="P7"><text:span text:style-name="T1">4</text:span></text:p>
        </draw:path>
        <draw:line draw:style-name="gr6" draw:text-style-name="P1" draw:layer="layout" svg:x1="7.001cm" svg:y1="5.5cm" svg:x2="7.001cm" svg:y2="7.1cm">
          <text:p/>
        </draw:line>
        <draw:line draw:style-name="gr4" draw:text-style-name="P1" draw:layer="layout" svg:x1="19.001cm" svg:y1="7.1cm" svg:x2="19.001cm" svg:y2="5.5cm">
          <text:p/>
        </draw:line>
        <draw:line draw:style-name="gr4" draw:text-style-name="P1" draw:layer="layout" svg:x1="9.2cm" svg:y1="5.5cm" svg:x2="8.2cm" svg:y2="5.5cm">
          <text:p/>
        </draw:line>
        <draw:line draw:style-name="gr4" draw:text-style-name="P1" draw:layer="layout" svg:x1="11.8cm" svg:y1="5.5cm" svg:x2="10.8cm" svg:y2="5.5cm">
          <text:p/>
        </draw:line>
        <draw:line draw:style-name="gr4" draw:text-style-name="P1" draw:layer="layout" svg:x1="15.2cm" svg:y1="5.5cm" svg:x2="14.2cm" svg:y2="5.5cm">
          <text:p/>
        </draw:line>
        <draw:line draw:style-name="gr4" draw:text-style-name="P1" draw:layer="layout" svg:x1="17.8cm" svg:y1="5.5cm" svg:x2="16.8cm" svg:y2="5.5cm">
          <text:p/>
        </draw:line>
        <draw:line draw:style-name="gr6" draw:text-style-name="P1" draw:layer="layout" svg:x1="4.7cm" svg:y1="3.3cm" svg:x2="7cm" svg:y2="1cm">
          <text:p/>
        </draw:line>
        <draw:line draw:style-name="gr6" draw:text-style-name="P1" draw:layer="layout" svg:x1="19.001cm" svg:y1="1cm" svg:x2="21.501cm" svg:y2="3.5cm">
          <text:p/>
        </draw:line>
        <draw:line draw:style-name="gr5" draw:text-style-name="P1" draw:layer="layout" svg:x1="8cm" svg:y1="4.5cm" svg:x2="18cm" svg:y2="4.5cm">
          <text:p/>
        </draw:line>
        <draw:line draw:style-name="gr5" draw:text-style-name="P1" draw:layer="layout" svg:x1="8cm" svg:y1="4.5cm" svg:x2="8cm" svg:y2="1cm">
          <text:p/>
        </draw:line>
        <draw:line draw:style-name="gr5" draw:text-style-name="P1" draw:layer="layout" svg:x1="18.001cm" svg:y1="1cm" svg:x2="18cm" svg:y2="4.5cm">
          <text:p/>
        </draw:line>
        <draw:line draw:style-name="gr6" draw:text-style-name="P1" draw:layer="layout" svg:x1="21.801cm" svg:y1="3.2cm" svg:x2="22.001cm" svg:y2="4.3cm">
          <text:p/>
        </draw:line>
        <draw:line draw:style-name="gr6" draw:text-style-name="P1" draw:layer="layout" svg:x1="19.801cm" svg:y1="5.2cm" svg:x2="20.701cm" svg:y2="5.6cm">
          <text:p/>
        </draw:line>
        <draw:line draw:style-name="gr6" draw:text-style-name="P1" draw:layer="layout" svg:x1="3.601cm" svg:y1="2.1cm" svg:x2="2.5cm" svg:y2="3.2cm">
          <text:p/>
        </draw:line>
        <draw:line draw:style-name="gr6" draw:text-style-name="P1" draw:layer="layout" svg:x1="6.4cm" svg:y1="4.9cm" svg:x2="5.3cm" svg:y2="6cm">
          <text:p/>
        </draw:line>
        <draw:line draw:style-name="gr6" draw:text-style-name="P1" draw:layer="layout" svg:x1="5.3cm" svg:y1="6cm" svg:x2="2.501cm" svg:y2="3.2cm">
          <text:p/>
        </draw:line>
        <draw:line draw:style-name="gr6" draw:text-style-name="P1" draw:layer="layout" svg:x1="20.701cm" svg:y1="5.6cm" svg:x2="22.001cm" svg:y2="4.3cm">
          <text:p/>
        </draw:line>
        <draw:line draw:style-name="gr6" draw:text-style-name="P1" draw:layer="layout" svg:x1="7cm" svg:y1="4.3cm" svg:x2="6.4cm" svg:y2="4.9cm">
          <text:p/>
        </draw:line>
        <draw:line draw:style-name="gr6" draw:text-style-name="P1" draw:layer="layout" svg:x1="19.001cm" svg:y1="4cm" svg:x2="20.001cm" svg:y2="5cm">
          <text:p/>
        </draw:line>
        <draw:line draw:style-name="gr6" draw:text-style-name="P1" draw:layer="layout" svg:x1="19.001cm" svg:y1="5.5cm" svg:x2="19.001cm" svg:y2="4cm">
          <text:p/>
        </draw:line>
        <draw:line draw:style-name="gr6" draw:text-style-name="P1" draw:layer="layout" svg:x1="7.001cm" svg:y1="5.5cm" svg:x2="7.001cm" svg:y2="4.5cm">
          <text:p/>
        </draw:line>
        <draw:line draw:style-name="gr4" draw:text-style-name="P1" draw:layer="layout" svg:x1="7.001cm" svg:y1="4.5cm" svg:x2="7.001cm" svg:y2="4.3cm">
          <text:p/>
        </draw:line>
        <draw:line draw:style-name="gr4" draw:text-style-name="P1" draw:layer="layout" svg:x1="6.4cm" svg:y1="4.9cm" svg:x2="6.1cm" svg:y2="4.599cm">
          <text:p/>
        </draw:line>
        <draw:line draw:style-name="gr6" draw:text-style-name="P1" draw:layer="layout" svg:x1="21.501cm" svg:y1="3.5cm" svg:x2="21.801cm" svg:y2="3.2cm">
          <text:p/>
        </draw:line>
        <draw:line draw:style-name="gr6" draw:text-style-name="P1" draw:layer="layout" svg:x1="5.101cm" svg:y1="3.6cm" svg:x2="3.601cm" svg:y2="2.1cm">
          <text:p/>
        </draw:line>
        <draw:line draw:style-name="gr6" draw:text-style-name="P1" draw:layer="layout" svg:x1="18.001cm" svg:y1="1cm" svg:x2="19.001cm" svg:y2="1cm">
          <text:p/>
        </draw:line>
        <draw:line draw:style-name="gr4" draw:text-style-name="P1" draw:layer="layout" svg:x1="19cm" svg:y1="1.3cm" svg:x2="19.001cm" svg:y2="1cm">
          <text:p/>
        </draw:line>
        <draw:line draw:style-name="gr4" draw:text-style-name="P1" draw:layer="layout" svg:x1="7cm" svg:y1="1.3cm" svg:x2="7cm" svg:y2="1cm">
          <text:p/>
        </draw:line>
        <draw:line draw:style-name="gr4" draw:text-style-name="P1" draw:layer="layout" svg:x1="19.001cm" svg:y1="3cm" svg:x2="19.001cm" svg:y2="2.2cm">
          <text:p/>
        </draw:line>
        <draw:line draw:style-name="gr6" draw:text-style-name="P1" draw:layer="layout" svg:x1="19.801cm" svg:y1="5.2cm" svg:x2="20.001cm" svg:y2="5cm">
          <text:p/>
        </draw:line>
        <draw:line draw:style-name="gr4" draw:text-style-name="P1" draw:layer="layout" svg:x1="7.001cm" svg:y1="3.2cm" svg:x2="7.001cm" svg:y2="2.4cm">
          <text:p/>
        </draw:line>
        <draw:path draw:style-name="gr11" draw:text-style-name="P8" draw:layer="layout" svg:width="0.399cm" svg:height="0.599cm" svg:x="4.001cm" svg:y="16.4cm" svg:viewBox="0 0 400 600" svg:d="M0 600c400 0 400-300 400-300 0 0 0-300-400-300">
          <text:p text:style-name="P7"><text:span text:style-name="T1">13</text:span></text:p>
        </draw:path>
        <draw:line draw:style-name="gr5" draw:text-style-name="P1" draw:layer="layout" svg:x1="6.441cm" svg:y1="12.3cm" svg:x2="4.6cm" svg:y2="10.762cm">
          <text:p/>
        </draw:line>
        <draw:custom-shape draw:style-name="gr12" draw:text-style-name="P9" draw:layer="layout" svg:width="0.199cm" svg:height="0.2cm" svg:x="6.701cm" svg:y="12.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3" draw:text-style-name="P11" draw:layer="layout" svg:width="0.8cm" svg:height="0.9cm" svg:x="6.401cm" svg:y="13.144cm" draw:kind="arc" draw:start-angle="359.36" draw:end-angle="180.38">
          <text:p text:style-name="P10"><text:span text:style-name="T1">3</text:span></text:p>
        </draw:ellipse>
        <draw:path draw:style-name="gr11" draw:text-style-name="P8" draw:layer="layout" svg:width="0.399cm" svg:height="0.599cm" svg:x="13.954cm" svg:y="16.2cm" svg:viewBox="0 0 400 600" svg:d="M400 600c-400 0-400-300-400-300 0 0 0-300 400-300">
          <text:p text:style-name="P7"><text:span text:style-name="T1">2</text:span></text:p>
        </draw:path>
        <draw:path draw:style-name="gr10" draw:text-style-name="P8" draw:layer="layout" svg:width="0.399cm" svg:height="0.599cm" svg:x="12.801cm" svg:y="5.2cm" svg:viewBox="0 0 400 600" svg:d="M400 600c-400 0-400-300-400-300 0 0 0-300 400-300">
          <text:p text:style-name="P7"><text:span text:style-name="T1">10</text:span></text:p>
        </draw:path>
        <draw:ellipse draw:style-name="gr14" draw:text-style-name="P11" draw:layer="layout" svg:width="0.8cm" svg:height="0.9cm" svg:x="6.601cm" svg:y="1.744cm" draw:kind="arc" draw:start-angle="359.36" draw:end-angle="180.38">
          <text:p text:style-name="P10"><text:span text:style-name="T1">12</text:span></text:p>
        </draw:ellipse>
        <draw:ellipse draw:style-name="gr15" draw:text-style-name="P11" draw:layer="layout" svg:width="0.8cm" svg:height="0.9cm" svg:x="18.601cm" svg:y="3.144cm" draw:kind="arc" draw:start-angle="359.36" draw:end-angle="180.38">
          <text:p text:style-name="P10"><text:span text:style-name="T1">8</text:span></text:p>
        </draw:ellipse>
        <draw:path draw:style-name="gr16" draw:text-style-name="P8" draw:layer="layout" svg:width="0.399cm" svg:height="0.599cm" svg:x="5.401cm" svg:y="3.7cm" svg:viewBox="0 0 400 600" svg:d="M0 600c400 0 400-300 400-300 0 0 0-300-400-300">
          <text:p text:style-name="P7"><text:span text:style-name="T1">11</text:span></text:p>
        </draw:path>
        <draw:frame draw:style-name="gr17" draw:text-style-name="P12" draw:layer="layout" svg:width="2.382cm" svg:height="0.721cm" draw:transform="rotate (0.785398163397448) translate (15.706cm 10.684cm)">
          <draw:text-box>
            <text:p><text:span text:style-name="T5">to remove</text:span></text:p>
          </draw:text-box>
        </draw:frame>
        <draw:frame draw:style-name="gr18" draw:text-style-name="P13" draw:layer="layout" svg:width="1.773cm" svg:height="0.721cm" draw:transform="rotate (-0.698131700797732) translate (4.763cm 8.7cm)">
          <draw:text-box>
            <text:p><text:span text:style-name="T6">to remove</text:span></text:p>
          </draw:text-box>
        </draw:frame>
        <draw:frame draw:style-name="gr18" draw:text-style-name="P13" draw:layer="layout" svg:width="1.773cm" svg:height="0.721cm" draw:transform="rotate (-0.698131700797732) translate (4.763cm 11.108cm)">
          <draw:text-box>
            <text:p><text:span text:style-name="T6">to remove</text:span></text:p>
          </draw:text-box>
        </draw:frame>
        <draw:line draw:style-name="gr6" draw:text-style-name="P1" draw:layer="layout" svg:x1="6.8cm" svg:y1="12.6cm" svg:x2="6.441cm" svg:y2="12.3cm">
          <text:p/>
        </draw:line>
        <draw:custom-shape draw:style-name="gr12" draw:text-style-name="P9" draw:layer="layout" svg:width="0.198cm" svg:height="0.2cm" svg:x="18.702cm" svg:y="13.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9cm" svg:y1="13.3cm" svg:x2="18.7cm" svg:y2="13.3cm">
          <text:p/>
        </draw:line>
        <draw:line draw:style-name="gr6" draw:text-style-name="P1" draw:layer="layout" svg:x1="7cm" svg:y1="1cm" svg:x2="18cm" svg:y2="1cm">
          <text:p/>
        </draw:line>
        <draw:frame draw:style-name="gr17" draw:text-style-name="P12" draw:layer="layout" svg:width="2.382cm" svg:height="0.721cm" draw:transform="rotate (0.785398163397448) translate (12.106cm 3.284cm)">
          <draw:text-box>
            <text:p><text:span text:style-name="T5">to remove</text:span></text:p>
          </draw:text-box>
        </draw:frame>
        <draw:polyline draw:style-name="gr19" draw:text-style-name="P1" draw:layer="layout" svg:width="12.246cm" svg:height="3.921cm" draw:transform="skewX (-1.17565378414338) rotate (0.197396738400559) translate (0.999999999999993cm 19.9cm)" svg:viewBox="0 0 12247 3922" draw:points="0,0 612,0 2040,0 2041,784 4081,784 4083,1569 6123,1569 6124,2353 8164,2353 8166,3138 10205,3138 10207,3922 12247,3922">
          <text:p/>
        </draw:polyline>
      </draw:page>
      <draw:page draw:name="page2" draw:style-name="dp1" draw:master-page-name="Default">
        <draw:frame draw:style-name="gr1" draw:text-style-name="P1" draw:layer="layout" svg:width="0.981cm" svg:height="1.156cm" draw:transform="rotate (-1.43029732200935) translate (2.463cm 1.667cm)">
          <draw:image xlink:href="Pictures/100000000000021300000272C190A5B0F108D202.jpg" xlink:type="simple" xlink:show="embed" xlink:actuate="onLoad">
            <text:p/>
          </draw:image>
        </draw:frame>
        <draw:custom-shape draw:style-name="gr20" draw:text-style-name="P3" draw:layer="layout" svg:width="1.4cm" svg:height="1.2cm" svg:x="8cm" svg:y="16.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2.419cm" svg:height="1.2cm" draw:transform="rotate (-1.30899693899575) translate (25.221cm 3.034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cm" svg:height="1.2cm" svg:x="18.7cm" svg:y="8.6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cm" svg:height="1.2cm" svg:x="8cm" svg:y="8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001cm" svg:y1="11.3cm" svg:x2="8.001cm" svg:y2="4.4cm">
          <text:p/>
        </draw:line>
        <draw:line draw:style-name="gr6" draw:text-style-name="P1" draw:layer="layout" svg:x1="20.001cm" svg:y1="11.3cm" svg:x2="20.001cm" svg:y2="4.4cm">
          <text:p/>
        </draw:line>
        <draw:line draw:style-name="gr6" draw:text-style-name="P1" draw:layer="layout" svg:x1="8cm" svg:y1="4.4cm" svg:x2="8cm" svg:y2="1cm">
          <text:p/>
        </draw:line>
        <draw:line draw:style-name="gr6" draw:text-style-name="P1" draw:layer="layout" svg:x1="20cm" svg:y1="4.4cm" svg:x2="20cm" svg:y2="1cm">
          <text:p/>
        </draw:line>
        <draw:line draw:style-name="gr4" draw:text-style-name="P1" draw:layer="layout" svg:x1="17.001cm" svg:y1="4.4cm" svg:x2="16.001cm" svg:y2="4.4cm">
          <text:p/>
        </draw:line>
        <draw:line draw:style-name="gr4" draw:text-style-name="P1" draw:layer="layout" svg:x1="12.001cm" svg:y1="4.4cm" svg:x2="11.001cm" svg:y2="4.4cm">
          <text:p/>
        </draw:line>
        <draw:line draw:style-name="gr4" draw:text-style-name="P1" draw:layer="layout" svg:x1="9.001cm" svg:y1="4.4cm" svg:x2="8.001cm" svg:y2="4.4cm">
          <text:p/>
        </draw:line>
        <draw:line draw:style-name="gr4" draw:text-style-name="P1" draw:layer="layout" svg:x1="20.001cm" svg:y1="4.4cm" svg:x2="19.001cm" svg:y2="4.4cm">
          <text:p/>
        </draw:line>
        <draw:line draw:style-name="gr4" draw:text-style-name="P1" draw:layer="layout" svg:x1="14.501cm" svg:y1="4.4cm" svg:x2="13.501cm" svg:y2="4.4cm">
          <text:p/>
        </draw:line>
        <draw:line draw:style-name="gr6" draw:text-style-name="P1" draw:layer="layout" svg:x1="7.986cm" svg:y1="11.3cm" svg:x2="7.986cm" svg:y2="20.3cm">
          <text:p/>
        </draw:line>
        <draw:line draw:style-name="gr5" draw:text-style-name="P1" draw:layer="layout" svg:x1="9.5cm" svg:y1="14.3cm" svg:x2="18.986cm" svg:y2="14.3cm">
          <text:p/>
        </draw:line>
        <draw:line draw:style-name="gr5" draw:text-style-name="P1" draw:layer="layout" svg:x1="9.486cm" svg:y1="14.3cm" svg:x2="9.486cm" svg:y2="19.3cm">
          <text:p/>
        </draw:line>
        <draw:line draw:style-name="gr5" draw:text-style-name="P1" draw:layer="layout" svg:x1="9.5cm" svg:y1="19.3cm" svg:x2="18.986cm" svg:y2="19.3cm">
          <text:p/>
        </draw:line>
        <draw:line draw:style-name="gr5" draw:text-style-name="P1" draw:layer="layout" svg:x1="19cm" svg:y1="19.3cm" svg:x2="19cm" svg:y2="14.3cm">
          <text:p/>
        </draw:line>
        <draw:line draw:style-name="gr6" draw:text-style-name="P1" draw:layer="layout" svg:x1="23.266cm" svg:y1="15.333cm" svg:x2="26.886cm" svg:y2="12.408cm">
          <text:p/>
        </draw:line>
        <draw:line draw:style-name="gr6" draw:text-style-name="P1" draw:layer="layout" svg:x1="20.2cm" svg:y1="20.3cm" svg:x2="21.7cm" svg:y2="20.3cm">
          <text:p/>
        </draw:line>
        <draw:line draw:style-name="gr6" draw:text-style-name="P1" draw:layer="layout" svg:x1="26.886cm" svg:y1="12.408cm" svg:x2="26.886cm" svg:y2="9.108cm">
          <text:p/>
        </draw:line>
        <draw:line draw:style-name="gr6" draw:text-style-name="P1" draw:layer="layout" svg:x1="22.386cm" svg:y1="11.3cm" svg:x2="22.386cm" svg:y2="12.308cm">
          <text:p/>
        </draw:line>
        <draw:line draw:style-name="gr6" draw:text-style-name="P1" draw:layer="layout" svg:x1="25.8cm" svg:y1="10.4cm" svg:x2="25.8cm" svg:y2="11.4cm">
          <text:p/>
        </draw:line>
        <draw:line draw:style-name="gr6" draw:text-style-name="P1" draw:layer="layout" svg:x1="25.548cm" svg:y1="4.118cm" svg:x2="26.885cm" svg:y2="9.108cm">
          <text:p/>
        </draw:line>
        <draw:line draw:style-name="gr6" draw:text-style-name="P1" draw:layer="layout" svg:x1="25.576cm" svg:y1="4.108cm" svg:x2="19.986cm" svg:y2="2.61cm">
          <text:p/>
        </draw:line>
        <draw:line draw:style-name="gr4" draw:text-style-name="P1" draw:layer="layout" svg:x1="20.186cm" svg:y1="19.308cm" svg:x2="20.186cm" svg:y2="17.308cm">
          <text:p/>
        </draw:line>
        <draw:line draw:style-name="gr22" draw:text-style-name="P1" draw:layer="layout" svg:x1="19.8cm" svg:y1="19.3cm" svg:x2="19.8cm" svg:y2="17.3cm">
          <text:p/>
        </draw:line>
        <draw:line draw:style-name="gr4" draw:text-style-name="P1" draw:layer="layout" svg:x1="20.186cm" svg:y1="13.308cm" svg:x2="20.186cm" svg:y2="12.308cm">
          <text:p/>
        </draw:line>
        <draw:line draw:style-name="gr4" draw:text-style-name="P1" draw:layer="layout" svg:x1="20.978cm" svg:y1="10.768cm" svg:x2="19.993cm" svg:y2="11.032cm">
          <text:p/>
        </draw:line>
        <draw:line draw:style-name="gr4" draw:text-style-name="P1" draw:layer="layout" svg:x1="24.071cm" svg:y1="9.908cm" svg:x2="23.086cm" svg:y2="10.172cm">
          <text:p/>
        </draw:line>
        <draw:line draw:style-name="gr4" draw:text-style-name="P1" draw:layer="layout" svg:x1="11.986cm" svg:y1="11.3cm" svg:x2="10.986cm" svg:y2="11.3cm">
          <text:p/>
        </draw:line>
        <draw:line draw:style-name="gr4" draw:text-style-name="P1" draw:layer="layout" svg:x1="14.486cm" svg:y1="11.3cm" svg:x2="13.486cm" svg:y2="11.3cm">
          <text:p/>
        </draw:line>
        <draw:line draw:style-name="gr4" draw:text-style-name="P1" draw:layer="layout" svg:x1="16.986cm" svg:y1="11.3cm" svg:x2="15.986cm" svg:y2="11.3cm">
          <text:p/>
        </draw:line>
        <draw:line draw:style-name="gr4" draw:text-style-name="P1" draw:layer="layout" svg:x1="19.986cm" svg:y1="11.3cm" svg:x2="18.986cm" svg:y2="11.3cm">
          <text:p/>
        </draw:line>
        <draw:line draw:style-name="gr4" draw:text-style-name="P1" draw:layer="layout" svg:x1="20.186cm" svg:y1="11.3cm" svg:x2="19.986cm" svg:y2="11.3cm">
          <text:p/>
        </draw:line>
        <draw:line draw:style-name="gr6" draw:text-style-name="P1" draw:layer="layout" svg:x1="23.11cm" svg:y1="18.391cm" svg:x2="21.7cm" svg:y2="19.8cm">
          <text:p/>
        </draw:line>
        <draw:line draw:style-name="gr4" draw:text-style-name="P1" draw:layer="layout" svg:x1="26.871cm" svg:y1="9.144cm" svg:x2="25.886cm" svg:y2="9.408cm">
          <text:p/>
        </draw:line>
        <draw:line draw:style-name="gr4" draw:text-style-name="P1" draw:layer="layout" svg:x1="20.2cm" svg:y1="20.3cm" svg:x2="7.986cm" svg:y2="20.3cm">
          <text:p/>
        </draw:line>
        <draw:line draw:style-name="gr4" draw:text-style-name="P1" draw:layer="layout" svg:x1="8.986cm" svg:y1="11.3cm" svg:x2="7.986cm" svg:y2="11.3cm">
          <text:p/>
        </draw:line>
        <draw:line draw:style-name="gr4" draw:text-style-name="P1" draw:layer="layout" svg:x1="20.186cm" svg:y1="15.808cm" svg:x2="20.186cm" svg:y2="14.808cm">
          <text:p/>
        </draw:line>
        <draw:line draw:style-name="gr6" draw:text-style-name="P1" draw:layer="layout" svg:x1="25.834cm" svg:y1="11.384cm" svg:x2="22.386cm" svg:y2="12.308cm">
          <text:p/>
        </draw:line>
        <draw:line draw:style-name="gr4" draw:text-style-name="P1" draw:layer="layout" svg:x1="23.371cm" svg:y1="11.044cm" svg:x2="22.386cm" svg:y2="11.308cm">
          <text:p/>
        </draw:line>
        <draw:line draw:style-name="gr4" draw:text-style-name="P1" draw:layer="layout" svg:x1="25.785cm" svg:y1="10.436cm" svg:x2="24.8cm" svg:y2="10.7cm">
          <text:p/>
        </draw:line>
        <draw:line draw:style-name="gr6" draw:text-style-name="P1" draw:layer="layout" svg:x1="21.812cm" svg:y1="14.901cm" svg:x2="23.104cm" svg:y2="15.985cm">
          <text:p/>
        </draw:line>
        <draw:line draw:style-name="gr6" draw:text-style-name="P1" draw:layer="layout" svg:x1="21.804cm" svg:y1="17.299cm" svg:x2="23.111cm" svg:y2="18.391cm">
          <text:p/>
        </draw:line>
        <draw:line draw:style-name="gr6" draw:text-style-name="P1" draw:layer="layout" svg:x1="21.804cm" svg:y1="14.903cm" svg:x2="22.2cm" svg:y2="14.433cm">
          <text:p/>
        </draw:line>
        <draw:line draw:style-name="gr6" draw:text-style-name="P1" draw:layer="layout" svg:x1="22.168cm" svg:y1="14.4cm" svg:x2="23.266cm" svg:y2="15.333cm">
          <text:p/>
        </draw:line>
        <draw:line draw:style-name="gr6" draw:text-style-name="P1" draw:layer="layout" svg:x1="21.796cm" svg:y1="17.297cm" svg:x2="22.199cm" svg:y2="16.816cm">
          <text:p/>
        </draw:line>
        <draw:line draw:style-name="gr6" draw:text-style-name="P1" draw:layer="layout" svg:x1="22.191cm" svg:y1="16.819cm" svg:x2="23.109cm" svg:y2="17.59cm">
          <text:p/>
        </draw:line>
        <draw:line draw:style-name="gr6" draw:text-style-name="P1" draw:layer="layout" svg:x1="23.1cm" svg:y1="17.6cm" svg:x2="23.105cm" svg:y2="15.986cm">
          <text:p/>
        </draw:line>
        <draw:line draw:style-name="gr22" draw:text-style-name="P1" draw:layer="layout" svg:x1="20.2cm" svg:y1="17.3cm" svg:x2="19.8cm" svg:y2="17.3cm">
          <text:p/>
        </draw:line>
        <draw:line draw:style-name="gr22" draw:text-style-name="P1" draw:layer="layout" svg:x1="20.2cm" svg:y1="19.3cm" svg:x2="19.8cm" svg:y2="19.3cm">
          <text:p/>
        </draw:line>
        <draw:line draw:style-name="gr6" draw:text-style-name="P1" draw:layer="layout" svg:x1="21.7cm" svg:y1="19.8cm" svg:x2="21.7cm" svg:y2="20.3cm">
          <text:p/>
        </draw:line>
        <draw:custom-shape draw:style-name="gr23" draw:text-style-name="P6" draw:layer="layout" svg:width="0.814cm" svg:height="0.826cm" svg:x="8.586cm" svg:y="2.074cm">
          <text:p text:style-name="P2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814cm" svg:height="0.814cm" svg:x="17.586cm" svg:y="1.086cm">
          <text:p text:style-name="P2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8" draw:layer="layout" svg:width="0.399cm" svg:height="0.599cm" svg:x="15cm" svg:y="4.1cm" svg:viewBox="0 0 400 600" svg:d="M400 600c-400 0-400-300-400-300 0 0 0-300 400-300">
          <text:p text:style-name="P7"><text:span text:style-name="T1">1</text:span></text:p>
        </draw:path>
        <draw:path draw:style-name="gr16" draw:text-style-name="P8" draw:layer="layout" svg:width="0.399cm" svg:height="0.599cm" svg:x="14.953cm" svg:y="10.935cm" svg:viewBox="0 0 400 600" svg:d="M400 600c-400 0-400-300-400-300 0 0 0-300 400-300">
          <text:p text:style-name="P7"><text:span text:style-name="T1">5</text:span></text:p>
        </draw:path>
        <draw:path draw:style-name="gr10" draw:text-style-name="P8" draw:layer="layout" svg:width="0.399cm" svg:height="0.599cm" svg:x="21.9cm" svg:y="10.1cm" svg:viewBox="0 0 400 600" svg:d="M400 600c-400 0-400-300-400-300 0 0 0-300 400-300">
          <text:p text:style-name="P7"><text:span text:style-name="T1">7</text:span></text:p>
        </draw:path>
        <draw:path draw:style-name="gr16" draw:text-style-name="P8" draw:layer="layout" svg:width="0.399cm" svg:height="0.599cm" svg:x="23.9cm" svg:y="10.6cm" svg:viewBox="0 0 400 600" svg:d="M0 600c400 0 400-300 400-300 0 0 0-300-400-300">
          <text:p text:style-name="P7"><text:span text:style-name="T1">14</text:span></text:p>
        </draw:path>
        <draw:ellipse draw:style-name="gr25" draw:text-style-name="P11" draw:layer="layout" svg:width="0.8cm" svg:height="0.9cm" svg:x="19.8cm" svg:y="16.099cm" draw:kind="arc" draw:start-angle="359.36" draw:end-angle="180.38">
          <text:p text:style-name="P10"><text:span text:style-name="T1">6</text:span></text:p>
        </draw:ellipse>
        <draw:custom-shape draw:style-name="gr21" draw:text-style-name="P3" draw:layer="layout" svg:width="2.419cm" svg:height="1.2cm" draw:transform="rotate (-1.30899693899575) translate (4.866cm 5.806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191cm" svg:y1="7.873cm" svg:x2="8.039cm" svg:y2="4.025cm">
          <text:p/>
        </draw:line>
        <draw:line draw:style-name="gr6" draw:text-style-name="P1" draw:layer="layout" svg:x1="2.34cm" svg:y1="1cm" svg:x2="4.191cm" svg:y2="7.906cm">
          <text:p/>
        </draw:line>
        <draw:line draw:style-name="gr4" draw:text-style-name="P1" draw:layer="layout" svg:x1="19.992cm" svg:y1="4.425cm" svg:x2="18.992cm" svg:y2="4.425cm">
          <text:p/>
        </draw:line>
        <draw:frame draw:style-name="gr7" draw:text-style-name="P15" draw:layer="layout" svg:width="6.344cm" svg:height="1.673cm" svg:x="1cm" svg:y="18.9cm">
          <draw:text-box>
            <text:p text:style-name="P14"><text:span text:style-name="T2">Carton template v.1</text:span></text:p>
            <text:p text:style-name="P14"><text:span text:style-name="T3">main part 2/2</text:span></text:p>
          </draw:text-box>
        </draw:frame>
        <draw:frame draw:style-name="gr17" draw:text-style-name="P12" draw:layer="layout" svg:width="2.382cm" svg:height="0.721cm" draw:transform="rotate (0.785398163397448) translate (12.9cm 17.49cm)">
          <draw:text-box>
            <text:p><text:span text:style-name="T5">to remove</text:span></text:p>
          </draw:text-box>
        </draw:frame>
        <draw:frame draw:style-name="gr26" draw:text-style-name="P13" draw:layer="layout" svg:width="1.788cm" svg:height="0.564cm" draw:transform="rotate (1.5707963267949) translate (19.736cm 19.188cm)">
          <draw:text-box>
            <text:p><text:span text:style-name="T6">to remove</text:span></text:p>
          </draw:text-box>
        </draw:frame>
        <draw:polyline draw:style-name="gr19" draw:text-style-name="P1" draw:layer="layout" svg:width="12.246cm" svg:height="3.921cm" draw:transform="skewX (-1.17565378414338) rotate (0.197396738400559) translate (2cm 2.2cm)" svg:viewBox="0 0 12247 3922" draw:points="0,0 612,0 2040,0 2041,784 4081,784 4083,1569 6123,1569 6124,2353 8164,2353 8166,3138 10205,3138 10207,3922 12247,3922">
          <text:p/>
        </draw:polyline>
      </draw:page>
      <draw:page draw:name="page3" draw:style-name="dp1" draw:master-page-name="Default">
        <draw:custom-shape draw:style-name="gr27" draw:text-style-name="P3" draw:layer="layout" svg:width="1.2cm" svg:height="1.2cm" svg:x="1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draw:layer="layout" svg:width="1.2cm" svg:height="1.2cm" svg:x="7.4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draw:layer="layout" svg:width="1.2cm" svg:height="1.2cm" svg:x="1cm" svg:y="19.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draw:layer="layout" svg:width="1.2cm" svg:height="1.2cm" svg:x="7.1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9cm" svg:y1="9.5cm" svg:x2="9cm" svg:y2="10.7cm">
          <text:p/>
        </draw:line>
        <draw:line draw:style-name="gr4" draw:text-style-name="P1" draw:layer="layout" svg:x1="17cm" svg:y1="13.79cm" svg:x2="17cm" svg:y2="14.79cm">
          <text:p/>
        </draw:line>
        <draw:line draw:style-name="gr4" draw:text-style-name="P1" draw:layer="layout" svg:x1="9cm" svg:y1="19.09cm" svg:x2="9cm" svg:y2="19.8cm">
          <text:p/>
        </draw:line>
        <draw:line draw:style-name="gr4" draw:text-style-name="P1" draw:layer="layout" svg:x1="17cm" svg:y1="19.79cm" svg:x2="17cm" svg:y2="20.79cm">
          <text:p/>
        </draw:line>
        <draw:line draw:style-name="gr4" draw:text-style-name="P1" draw:layer="layout" svg:x1="9cm" svg:y1="4.49cm" svg:x2="9cm" svg:y2="5.49cm">
          <text:p/>
        </draw:line>
        <draw:line draw:style-name="gr4" draw:text-style-name="P1" draw:layer="layout" svg:x1="17cm" svg:y1="16.79cm" svg:x2="17cm" svg:y2="17.79cm">
          <text:p/>
        </draw:line>
        <draw:line draw:style-name="gr4" draw:text-style-name="P1" draw:layer="layout" svg:x1="17cm" svg:y1="10.79cm" svg:x2="17cm" svg:y2="11.79cm">
          <text:p/>
        </draw:line>
        <draw:line draw:style-name="gr4" draw:text-style-name="P1" draw:layer="layout" svg:x1="9cm" svg:y1="12.49cm" svg:x2="9cm" svg:y2="13.49cm">
          <text:p/>
        </draw:line>
        <draw:line draw:style-name="gr5" draw:text-style-name="P1" draw:layer="layout" svg:x1="2.5cm" svg:y1="19.29cm" svg:x2="2.5cm" svg:y2="13.29cm">
          <text:p/>
        </draw:line>
        <draw:line draw:style-name="gr5" draw:text-style-name="P1" draw:layer="layout" svg:x1="5.5cm" svg:y1="13.29cm" svg:x2="2.5cm" svg:y2="13.29cm">
          <text:p/>
        </draw:line>
        <draw:line draw:style-name="gr6" draw:text-style-name="P1" draw:layer="layout" svg:x1="9cm" svg:y1="19.09cm" svg:x2="9cm" svg:y2="13.49cm">
          <text:p/>
        </draw:line>
        <draw:line draw:style-name="gr5" draw:text-style-name="P1" draw:layer="layout" svg:x1="2.5cm" svg:y1="19.29cm" svg:x2="5.5cm" svg:y2="19.29cm">
          <text:p/>
        </draw:line>
        <draw:line draw:style-name="gr6" draw:text-style-name="P1" draw:layer="layout" svg:x1="9cm" svg:y1="20.79cm" svg:x2="17cm" svg:y2="20.8cm">
          <text:p/>
        </draw:line>
        <draw:line draw:style-name="gr6" draw:text-style-name="P1" draw:layer="layout" svg:x1="17cm" svg:y1="10.8cm" svg:x2="11.4cm" svg:y2="6.3cm">
          <text:p/>
        </draw:line>
        <draw:line draw:style-name="gr6" draw:text-style-name="P1" draw:layer="layout" svg:x1="1cm" svg:y1="10.8cm" svg:x2="6.6cm" svg:y2="6.3cm">
          <text:p/>
        </draw:line>
        <draw:line draw:style-name="gr6" draw:text-style-name="P1" draw:layer="layout" svg:x1="17cm" svg:y1="10.79cm" svg:x2="22.6cm" svg:y2="6.3cm">
          <text:p/>
        </draw:line>
        <draw:line draw:style-name="gr6" draw:text-style-name="P1" draw:layer="layout" svg:x1="9cm" svg:y1="20.79cm" svg:x2="1cm" svg:y2="20.8cm">
          <text:p/>
        </draw:line>
        <draw:line draw:style-name="gr6" draw:text-style-name="P1" draw:layer="layout" svg:x1="1cm" svg:y1="20.79cm" svg:x2="1cm" svg:y2="10.79cm">
          <text:p/>
        </draw:line>
        <draw:line draw:style-name="gr5" draw:text-style-name="P1" draw:layer="layout" svg:x1="9.5cm" svg:y1="19.29cm" svg:x2="9.5cm" svg:y2="13.29cm">
          <text:p/>
        </draw:line>
        <draw:line draw:style-name="gr5" draw:text-style-name="P1" draw:layer="layout" svg:x1="15.5cm" svg:y1="13.29cm" svg:x2="9.5cm" svg:y2="13.29cm">
          <text:p/>
        </draw:line>
        <draw:line draw:style-name="gr6" draw:text-style-name="P1" draw:layer="layout" svg:x1="25cm" svg:y1="20.8cm" svg:x2="17cm" svg:y2="20.79cm">
          <text:p/>
        </draw:line>
        <draw:line draw:style-name="gr5" draw:text-style-name="P1" draw:layer="layout" svg:x1="15.5cm" svg:y1="19.29cm" svg:x2="15.5cm" svg:y2="13.29cm">
          <text:p/>
        </draw:line>
        <draw:line draw:style-name="gr5" draw:text-style-name="P1" draw:layer="layout" svg:x1="9.5cm" svg:y1="19.29cm" svg:x2="15.5cm" svg:y2="19.29cm">
          <text:p/>
        </draw:line>
        <draw:line draw:style-name="gr4" draw:text-style-name="P1" draw:layer="layout" svg:x1="25cm" svg:y1="20.79cm" svg:x2="25cm" svg:y2="6.29cm">
          <text:p/>
        </draw:line>
        <draw:line draw:style-name="gr28" draw:text-style-name="P1" draw:layer="layout" svg:x1="6.6cm" svg:y1="6.29cm" svg:x2="6.6cm" svg:y2="4.5cm">
          <text:p/>
        </draw:line>
        <draw:line draw:style-name="gr28" draw:text-style-name="P1" draw:layer="layout" svg:x1="25cm" svg:y1="4.5cm" svg:x2="22.6cm" svg:y2="4.5cm">
          <text:p/>
        </draw:line>
        <draw:line draw:style-name="gr28" draw:text-style-name="P1" draw:layer="layout" svg:x1="22.6cm" svg:y1="6.29cm" svg:x2="22.6cm" svg:y2="4.5cm">
          <text:p/>
        </draw:line>
        <draw:line draw:style-name="gr29" draw:text-style-name="P1" draw:layer="layout" svg:x1="9cm" svg:y1="19.09cm" svg:x2="5.5cm" svg:y2="19.09cm">
          <text:p/>
        </draw:line>
        <draw:line draw:style-name="gr29" draw:text-style-name="P1" draw:layer="layout" svg:x1="9cm" svg:y1="13.49cm" svg:x2="5.5cm" svg:y2="13.49cm">
          <text:p/>
        </draw:line>
        <draw:line draw:style-name="gr29" draw:text-style-name="P1" draw:layer="layout" svg:x1="5.5cm" svg:y1="13.49cm" svg:x2="5.5cm" svg:y2="13.29cm">
          <text:p/>
        </draw:line>
        <draw:line draw:style-name="gr29" draw:text-style-name="P1" draw:layer="layout" svg:x1="5.5cm" svg:y1="19.09cm" svg:x2="5.5cm" svg:y2="19.29cm">
          <text:p/>
        </draw:line>
        <draw:line draw:style-name="gr28" draw:text-style-name="P1" draw:layer="layout" svg:x1="6.6cm" svg:y1="4.5cm" svg:x2="11.4cm" svg:y2="4.5cm">
          <text:p/>
        </draw:line>
        <draw:line draw:style-name="gr4" draw:text-style-name="P1" draw:layer="layout" svg:x1="11.4cm" svg:y1="6.29cm" svg:x2="11.4cm" svg:y2="4.5cm">
          <text:p/>
        </draw:line>
        <draw:line draw:style-name="gr4" draw:text-style-name="P1" draw:layer="layout" svg:x1="25cm" svg:y1="6.29cm" svg:x2="25cm" svg:y2="4.5cm">
          <text:p/>
        </draw:line>
        <draw:frame draw:style-name="gr7" draw:text-style-name="P15" draw:layer="layout" svg:width="6.344cm" svg:height="1.673cm" svg:x="0.956cm" svg:y="1cm">
          <draw:text-box>
            <text:p text:style-name="P14"><text:span text:style-name="T2">Carton template v.1</text:span></text:p>
            <text:p text:style-name="P14"><text:span text:style-name="T3">mirror module</text:span></text:p>
          </draw:text-box>
        </draw:frame>
        <draw:path draw:style-name="gr30" draw:text-style-name="P1" draw:layer="layout" svg:width="0.399cm" svg:height="0.599cm" draw:transform="rotate (1.5707963267949) translate (8.7cm 11.59cm)" svg:viewBox="0 0 400 600" svg:d="M400 600c-400 0-400-300-400-300 0 0 0-300 400-300">
          <text:p/>
        </draw:path>
        <draw:path draw:style-name="gr31" draw:text-style-name="P1" draw:layer="layout" svg:width="0.399cm" svg:height="0.599cm" draw:transform="rotate (-1.5707963267949) translate (17.3cm 12.39cm)" svg:viewBox="0 0 400 600" svg:d="M0 600c400 0 400-300 400-300 0 0 0-300-400-300">
          <text:p/>
        </draw:path>
        <draw:line draw:style-name="gr32" draw:text-style-name="P1" draw:layer="layout" svg:x1="19.496cm" svg:y1="2.677cm" svg:x2="20.157cm" svg:y2="2.663cm">
          <text:p/>
        </draw:line>
        <draw:line draw:style-name="gr32" draw:text-style-name="P1" draw:layer="layout" svg:x1="19.496cm" svg:y1="2.676cm" svg:x2="19cm" svg:y2="2.249cm">
          <text:p/>
        </draw:line>
        <draw:path draw:style-name="gr33" draw:text-style-name="P1" draw:layer="layout" svg:width="0.399cm" svg:height="0.599cm" draw:transform="rotate (-2.33385427576682) translate (20.3360447279482cm 2.1857952319542cm)" svg:viewBox="0 0 400 600" svg:d="M400 600c-400 0-400-300-400-300 0 0 0-300 400-300">
          <text:p/>
        </draw:path>
        <draw:line draw:style-name="gr32" draw:text-style-name="P1" draw:layer="layout" svg:x1="19.963cm" svg:y1="3.669cm" svg:x2="20.7cm" svg:y2="3.669cm">
          <text:p/>
        </draw:line>
        <draw:line draw:style-name="gr32" draw:text-style-name="P1" draw:layer="layout" svg:x1="19.962cm" svg:y1="3.669cm" svg:x2="19.815cm" svg:y2="4.259cm">
          <text:p/>
        </draw:line>
        <draw:path draw:style-name="gr34" draw:text-style-name="P1" draw:layer="layout" svg:width="0.399cm" svg:height="0.599cm" draw:transform="rotate (-1.00688044547553) translate (19.8860188771937cm 3.0781181193635cm)" svg:viewBox="0 0 400 600" svg:d="M400 600c-400 0-400-300-400-300 0 0 0-300 400-300">
          <text:p/>
        </draw:path>
        <draw:line draw:style-name="gr35" draw:text-style-name="P1" draw:layer="layout" svg:x1="20.7cm" svg:y1="3.669cm" svg:x2="20.037cm" svg:y2="3.006cm">
          <text:p/>
        </draw:line>
        <draw:line draw:style-name="gr36" draw:text-style-name="P1" draw:layer="layout" svg:x1="19.962cm" svg:y1="3.669cm" svg:x2="19.299cm" svg:y2="3.006cm">
          <text:p/>
        </draw:line>
        <draw:line draw:style-name="gr35" draw:text-style-name="P1" draw:layer="layout" svg:x1="19.815cm" svg:y1="4.259cm" svg:x2="19.152cm" svg:y2="3.669cm">
          <text:p/>
        </draw:line>
        <draw:line draw:style-name="gr32" draw:text-style-name="P1" draw:layer="layout" svg:x1="19.299cm" svg:y1="3.006cm" svg:x2="19.152cm" svg:y2="3.669cm">
          <text:p/>
        </draw:line>
        <draw:line draw:style-name="gr32" draw:text-style-name="P1" draw:layer="layout" svg:x1="19.299cm" svg:y1="3.006cm" svg:x2="20.036cm" svg:y2="3.006cm">
          <text:p/>
        </draw:line>
        <draw:line draw:style-name="gr36" draw:text-style-name="P1" draw:layer="layout" svg:x1="19.496cm" svg:y1="2.662cm" svg:x2="20.239cm" svg:y2="1.919cm">
          <text:p/>
        </draw:line>
        <draw:line draw:style-name="gr37" draw:text-style-name="P1" draw:layer="layout" svg:x1="19cm" svg:y1="2.249cm" svg:x2="19.743cm" svg:y2="1.506cm">
          <text:p/>
        </draw:line>
        <draw:line draw:style-name="gr37" draw:text-style-name="P1" draw:layer="layout" svg:x1="20.157cm" svg:y1="2.662cm" svg:x2="20.9cm" svg:y2="1.919cm">
          <text:p/>
        </draw:line>
        <draw:line draw:style-name="gr32" draw:text-style-name="P1" draw:layer="layout" svg:x1="20.239cm" svg:y1="1.919cm" svg:x2="20.9cm" svg:y2="1.919cm">
          <text:p/>
        </draw:line>
        <draw:line draw:style-name="gr32" draw:text-style-name="P1" draw:layer="layout" svg:x1="20.239cm" svg:y1="1.919cm" svg:x2="19.743cm" svg:y2="1.506cm">
          <text:p/>
        </draw:line>
        <draw:frame draw:style-name="gr38" draw:text-style-name="P16" draw:layer="layout" svg:width="5.048cm" svg:height="1.661cm" svg:x="14.252cm" svg:y="1.6cm">
          <draw:text-box>
            <text:p text:style-name="P4"><text:span text:style-name="T7">Double dashed arrow</text:span><text:span text:style-name="T8"> folding inside</text:span></text:p>
          </draw:text-box>
        </draw:frame>
        <draw:frame draw:style-name="gr39" draw:text-style-name="P16" draw:layer="layout" svg:width="3.248cm" svg:height="1.206cm" svg:x="15.752cm" svg:y="2.9cm">
          <draw:text-box>
            <text:p text:style-name="P4"><text:span text:style-name="T7">Single arrow</text:span></text:p>
            <text:p text:style-name="P4"><text:span text:style-name="T8">folding outside</text:span></text:p>
          </draw:text-box>
        </draw:frame>
        <draw:frame draw:style-name="gr40" draw:text-style-name="P16" draw:layer="layout" svg:width="3.9cm" svg:height="1.194cm" svg:x="8.6cm" svg:y="1.606cm">
          <draw:text-box>
            <text:p text:style-name="P4"><text:span text:style-name="T7">Dashed line</text:span></text:p>
            <text:p text:style-name="P4"><text:span text:style-name="T9">Join part </text:span><text:span text:style-name="T8">1 &amp; 2</text:span></text:p>
          </draw:text-box>
        </draw:frame>
        <draw:g>
          <draw:line draw:style-name="gr41" draw:text-style-name="P1" draw:layer="layout" svg:x1="13.3cm" svg:y1="2.306cm" svg:x2="12.6cm" svg:y2="2.006cm">
            <text:p/>
          </draw:line>
          <draw:line draw:style-name="gr41" draw:text-style-name="P1" draw:layer="layout" svg:x1="11.9cm" svg:y1="2.306cm" svg:x2="12.6cm" svg:y2="2.006cm">
            <text:p/>
          </draw:line>
          <draw:line draw:style-name="gr41" draw:text-style-name="P1" draw:layer="layout" svg:x1="13.3cm" svg:y1="2.306cm" svg:x2="14cm" svg:y2="2.006cm">
            <text:p/>
          </draw:line>
        </draw:g>
        <draw:frame draw:style-name="gr42" draw:text-style-name="P16" draw:layer="layout" svg:width="3.848cm" svg:height="1.191cm" svg:x="8.1cm" svg:y="2.845cm">
          <draw:text-box>
            <text:p text:style-name="P4"><text:span text:style-name="T7">Continuous line</text:span></text:p>
            <text:p text:style-name="P4"><text:span text:style-name="T8">to cut</text:span></text:p>
          </draw:text-box>
        </draw:frame>
        <draw:line draw:style-name="gr4" draw:text-style-name="P1" draw:layer="layout" svg:x1="13.1cm" svg:y1="2.906cm" svg:x2="11.8cm" svg:y2="3.706cm">
          <text:p/>
        </draw:line>
        <draw:line draw:style-name="gr22" draw:text-style-name="P1" draw:layer="layout" svg:x1="14cm" svg:y1="2.906cm" svg:x2="12.7cm" svg:y2="3.706cm">
          <text:p/>
        </draw:line>
        <draw:frame draw:style-name="gr43" draw:text-style-name="P16" draw:layer="layout" svg:width="4.7cm" svg:height="1.361cm" svg:x="21.4cm" svg:y="1.578cm">
          <draw:text-box>
            <text:p text:style-name="P4"><text:span text:style-name="T7">Small dot </text:span></text:p>
            <text:p text:style-name="P4"><text:span text:style-name="T9">rubber band location</text:span><text:span text:style-name="T7"> </text:span></text:p>
          </draw:text-box>
        </draw:frame>
        <draw:line draw:style-name="gr6" draw:text-style-name="P1" draw:layer="layout" svg:x1="26.202cm" svg:y1="2.401cm" svg:x2="26.7cm" svg:y2="1.967cm">
          <text:p/>
        </draw:line>
        <draw:custom-shape draw:style-name="gr12" draw:text-style-name="P9" draw:layer="layout" svg:width="0.1cm" svg:height="0.1cm" svg:x="26.181cm" svg:y="2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1.095cm" svg:height="0.743cm" svg:x="25.845cm" svg:y="3.096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16" draw:layer="layout" svg:width="3.8cm" svg:height="1.361cm" svg:x="22cm" svg:y="2.839cm">
          <draw:text-box>
            <text:p text:style-name="P4"><text:span text:style-name="T7">Grey surface</text:span></text:p>
            <text:p text:style-name="P4"><text:span text:style-name="T9">adhesive location</text:span><text:span text:style-name="T7"> </text:span></text:p>
          </draw:text-box>
        </draw:frame>
        <draw:line draw:style-name="gr4" draw:text-style-name="P1" draw:layer="layout" svg:x1="9cm" svg:y1="6.8cm" svg:x2="9cm" svg:y2="8cm">
          <text:p/>
        </draw:line>
        <draw:custom-shape draw:style-name="gr45" draw:text-style-name="P17" draw:layer="layout" svg:width="6cm" svg:height="6cm" svg:x="18.5cm" svg:y="13.3cm">
          <text:p text:style-name="P2"/>
          <draw:enhanced-geometry svg:viewBox="0 0 21600 21600" draw:mirror-horizontal="true" draw:type="rectangle" draw:enhanced-path="M 0 0 L 21600 0 21600 21600 0 21600 0 0 Z N"/>
        </draw:custom-shape>
        <draw:frame draw:style-name="gr46" draw:text-style-name="P18" draw:layer="layout" svg:width="4.126cm" svg:height="0.806cm" svg:x="15.6cm" svg:y="0.6cm">
          <draw:text-box>
            <text:p><text:span text:style-name="T10">Template legend</text:span></text:p>
          </draw:text-box>
        </draw:frame>
        <draw:frame draw:style-name="gr47" draw:text-style-name="P19" draw:layer="layout" svg:width="4.524cm" svg:height="0.962cm" svg:x="19.3cm" svg:y="15.9cm">
          <draw:text-box>
            <text:p>Mirror location</text:p>
          </draw:text-box>
        </draw:frame>
        <draw:frame draw:style-name="gr17" draw:text-style-name="P12" draw:layer="layout" svg:width="2.382cm" svg:height="0.721cm" draw:transform="rotate (0.785398163397448) translate (11.506cm 16.79cm)">
          <draw:text-box>
            <text:p><text:span text:style-name="T5">to remove</text:span></text:p>
          </draw:text-box>
        </draw:frame>
        <draw:frame draw:style-name="gr17" draw:text-style-name="P12" draw:layer="layout" svg:width="2.382cm" svg:height="0.721cm" draw:transform="rotate (0.785398163397448) translate (4.606cm 16.89cm)">
          <draw:text-box>
            <text:p><text:span text:style-name="T5">to remo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Arrowheads_20_1" draw:display-name="Arrowheads 1" svg:viewBox="0 0 1131 902" svg:d="M564 0l-564 902h113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4.2$MacOSX_X86_64 LibreOffice_project/2b9802c1994aa0b7dc6079e128979269cf95bc78</meta:generator>
    <dc:date>2016-04-06T16:49:47.159596000</dc:date>
    <meta:editing-duration>PT8H47M12S</meta:editing-duration>
    <meta:editing-cycles>69</meta:editing-cycles>
    <meta:printed-by>Damien Brun</meta:printed-by>
    <meta:print-date>2016-03-15T13:29:58.753233000</meta:print-date>
    <dc:creator>Damien Brun</dc:creator>
    <meta:document-statistic meta:object-count="247"/>
  </office:meta>
</office:document-meta>
</file>